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 fo:font-size="12pt" officeooo:rsid="00484ee4" officeooo:paragraph-rsid="002c512f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8" style:family="paragraph" style:parent-style-name="Table_20_Contents">
      <style:text-properties style:font-name="Times New Roman" officeooo:paragraph-rsid="002c512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5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4a48c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2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4"/>
      <text:p text:style-name="P14"/>
      <text:p text:style-name="P14"/>
      <text:p text:style-name="P11">C<text:span text:style-name="T14">ertidão De Matrícula</text:span></text:p>
      <text:p text:style-name="P11"/>
      <text:p text:style-name="P1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.</text:span></text:p>
      <text:p text:style-name="P17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5"/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5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6"/>
      <text:p text:style-name="P6"/>
      <text:p text:style-name="P7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6"/>
      <text:p text:style-name="P8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"><text:text-input text:description="[#if hasPricetag]">[#if hasPricetag]</text:text-input></text:p>
            <text:p text:style-name="P20"><text:span text:style-name="T11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5:13:19.832674003</dc:date>
    <meta:editing-duration>PT2H41M10S</meta:editing-duration>
    <meta:editing-cycles>39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410" meta:character-count="3300" meta:non-whitespace-character-count="3050"/>
  </office:meta>
</office:document-meta>
</file>